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24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Доступное золото Фонд УК Первая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 table:number-rows-repeated="104853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3">00.00.0000</text:date>, <text:time style:data-style-name="N2" text:time-value="18:28:39.82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0-03T18:29:36.738000000</dc:date>
    <meta:editing-duration>P1DT21H13M39S</meta:editing-duration>
    <meta:editing-cycles>934</meta:editing-cycles>
    <meta:document-statistic meta:table-count="1" meta:cell-count="95" meta:object-count="0"/>
  </office:meta>
</office:document-meta>
</file>